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18cm" fo:min-width="13.787cm" loext:decorative="false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fill-color="#cccccc" loext:fill-use-slide-background="false" draw:textarea-horizontal-align="justify" draw:textarea-vertical-align="middle" draw:auto-grow-height="false" fo:min-height="2.29cm" fo:min-width="3.852cm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2cm" draw:marker-start-width="0.352cm" draw:marker-end-width="0.352cm" draw:fill="none" loext:fill-use-slide-background="false" draw:textarea-horizontal-align="justify" draw:textarea-vertical-align="middle" draw:auto-grow-height="false" fo:min-height="2.444cm" fo:min-width="2.194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solid" svg:stroke-width="0.127cm" svg:stroke-color="#808080" draw:marker-start-width="0.39cm" draw:marker-end="Arrowheads_20_2" draw:marker-end-width="0.49cm" draw:fill="none" draw:textarea-vertical-align="middle" fo:padding-top="0.188cm" fo:padding-bottom="0.188cm" fo:padding-left="0.313cm" fo:padding-right="0.313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 loext:decorative="false"/>
      <style:paragraph-properties style:writing-mode="lr-tb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loext:fill-use-slide-background="false" draw:textarea-horizontal-align="justify" draw:textarea-vertical-align="middle" draw:auto-grow-height="false" fo:min-height="2.344cm" fo:min-width="2.094cm" fo:padding-top="0.175cm" fo:padding-bottom="0.175cm" fo:padding-left="0.3cm" fo:padding-right="0.3cm" style:writing-mode="lr-tb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Linux Biolinum G"/>
    </style:style>
    <style:style style:name="P3" style:family="paragraph">
      <loext:graphic-properties draw:fill="none" draw:fill-color="#cccccc"/>
      <style:paragraph-properties fo:text-align="center" style:writing-mode="lr-tb"/>
      <style:text-properties style:font-name="Linux Biolinum G"/>
    </style:style>
    <style:style style:name="P4" style:family="paragraph">
      <loext:graphic-properties draw:fill="none"/>
      <style:paragraph-properties fo:text-align="center" style:writing-mode="lr-tb"/>
      <style:text-properties style:font-name="Linux Biolinum G"/>
    </style:style>
    <style:style style:name="P5" style:family="paragraph">
      <loext:graphic-properties draw:fill="none"/>
      <style:paragraph-properties fo:text-align="center"/>
      <style:text-properties style:font-name="Linux Biolinum G"/>
    </style:style>
    <style:style style:name="P6" style:family="paragraph">
      <loext:graphic-properties draw:fill="none" draw:fill-color="#ffffff"/>
      <style:text-properties style:font-name="Linux Biolinum G"/>
    </style:style>
    <style:style style:name="T1" style:family="text">
      <style:text-properties style:font-name="Linux Biolinum G" fo:font-size="26pt" style:font-size-asian="26pt" style:font-size-complex="26pt"/>
    </style:style>
    <style:style style:name="T2" style:family="text">
      <style:text-properties style:font-name="Linux Biolinum G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7cm" svg:height="11.43cm" svg:x="3.94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096cm" svg:height="3.556cm" svg:x="7.747cm" svg:y="3.857cm">
          <text:p text:style-name="P2"><text:span text:style-name="T1">Condição</text:span></text:p>
          <draw:enhanced-geometry svg:viewBox="0 0 21600 21600" draw:glue-points="10800 0 0 10800 10800 21600 21600 10800" draw:text-areas="?f3 ?f3 ?f4 ?f4" draw:type="hexagon" draw:modifiers="3254.500248632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4" xml:id="id2" draw:id="id2" draw:layer="layout" svg:width="3.81cm" svg:height="3.81cm" svg:x="4.378cm" svg:y="9.842cm">
          <text:p text:style-name="P2"><text:span text:style-name="T1">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0.795cm" svg:y1="7.413cm" svg:x2="6.283cm" svg:y2="9.842cm" draw:start-shape="id1" draw:start-glue-point="6" draw:end-shape="id2" draw:end-glue-point="4" svg:d="M10795 7413v1216h-4512v1213" svg:viewBox="0 0 4513 2430">
          <text:p/>
        </draw:connector>
        <draw:frame draw:style-name="gr5" draw:text-style-name="P6" draw:layer="layout" svg:width="4.445cm" svg:height="1.861cm" svg:x="6.697cm" svg:y="7.685cm">
          <draw:text-box>
            <text:p><text:span text:style-name="T2">Verdadeiro</text:span></text:p>
          </draw:text-box>
        </draw:frame>
        <draw:custom-shape draw:style-name="gr6" draw:text-style-name="P4" xml:id="id3" draw:id="id3" draw:layer="layout" svg:width="3.81cm" svg:height="3.81cm" svg:x="13.675cm" svg:y="9.843cm">
          <text:p text:style-name="P2"><text:span text:style-name="T1">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0.795cm" svg:y1="7.413cm" svg:x2="15.58cm" svg:y2="9.843cm" draw:start-shape="id1" draw:start-glue-point="6" draw:end-shape="id3" draw:end-glue-point="4" svg:d="M10795 7413v1216h4785v1214" svg:viewBox="0 0 4786 2431">
          <text:p/>
        </draw:connector>
        <draw:frame draw:style-name="gr5" draw:text-style-name="P6" draw:layer="layout" svg:width="4.445cm" svg:height="1.861cm" svg:x="12.498cm" svg:y="7.686cm">
          <draw:text-box>
            <text:p><text:span text:style-name="T2">Fals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2:59:45.056021166</meta:creation-date>
    <dc:date>2024-10-18T08:54:49.666771053</dc:date>
    <meta:editing-duration>PT19M40S</meta:editing-duration>
    <meta:editing-cycles>8</meta:editing-cycles>
    <meta:generator>LibreOffice/24.8.2.1$Linux_X86_64 LibreOffice_project/0f794b6e29741098670a3b95d60478a65d05ef13</meta:generator>
    <meta:document-statistic meta:object-count="8"/>
  </office:meta>
</office:document-meta>
</file>